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3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2">
      <style:table-cell-properties fo:padding="0.071cm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transparent" fo:padding="0.071cm"/>
    </style:style>
    <style:style style:name="ce12" style:family="table-cell" style:parent-style-name="Default" style:data-style-name="N2">
      <style:table-cell-properties fo:background-color="transparen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">
      <style:table-cell-properties fo:padding="0.071cm"/>
    </style:style>
    <style:style style:name="ce16" style:family="table-cell" style:parent-style-name="Default">
      <style:table-cell-properties style:text-align-source="fix" style:repeat-content="false" fo:wrap-option="no-wrap" fo:padding="0.071cm"/>
      <style:paragraph-properties fo:text-align="star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8" office:value-type="string">
            <text:p>Ndec</text:p>
          </table:table-cell>
          <table:table-cell table:style-name="ce8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Bmean</text:p>
          </table:table-cell>
          <table:table-cell office:value-type="string">
            <text:p>source</text:p>
          </table:table-cell>
          <table:table-cell office:value-type="string">
            <text:p>region</text:p>
          </table:table-cell>
        </table:table-row>
        <table:table-row table:style-name="ro1" table:visibility="filter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8" office:value-type="float" office:value="66.310088">
            <text:p>66,31</text:p>
          </table:table-cell>
          <table:table-cell table:style-name="ce8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float" office:value="6.2">
            <text:p>6,2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1" table:visibility="filter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8" office:value-type="float" office:value="66.305005">
            <text:p>66,31</text:p>
          </table:table-cell>
          <table:table-cell table:style-name="ce8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float" office:value="1.1">
            <text:p>1,1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2" table:visibility="filter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float" office:value="1.8">
            <text:p>1,8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2" table:visibility="filter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float" office:value="1.9">
            <text:p>1,9</text:p>
          </table:table-cell>
          <table:table-cell office:value-type="string">
            <text:p>author's data</text:p>
          </table:table-cell>
          <table:table-cell office:value-type="string">
            <text:p>Chupa</text:p>
          </table:table-cell>
        </table:table-row>
        <table:table-row table:style-name="ro1" table:visibility="filter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8" office:value-type="float" office:value="67.00751">
            <text:p>67,01</text:p>
          </table:table-cell>
          <table:table-cell table:style-name="ce8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float" office:value="20.42">
            <text:p>20,42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 table:visibility="filter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8" office:value-type="float" office:value="67.01463">
            <text:p>67,01</text:p>
          </table:table-cell>
          <table:table-cell table:style-name="ce8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float" office:value="106.67">
            <text:p>106,67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 table:visibility="filter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8" office:value-type="float" office:value="66.98088">
            <text:p>66,98</text:p>
          </table:table-cell>
          <table:table-cell table:style-name="ce8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float" office:value="25.03">
            <text:p>25,03</text:p>
          </table:table-cell>
          <table:table-cell office:value-type="string">
            <text:p>author's data</text:p>
          </table:table-cell>
          <table:table-cell office:value-type="string">
            <text:p>North_arch</text:p>
          </table:table-cell>
        </table:table-row>
        <table:table-row table:style-name="ro1" table:visibility="filter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8" office:value-type="float" office:value="67.09472">
            <text:p>67,09</text:p>
          </table:table-cell>
          <table:table-cell table:style-name="ce8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float" office:value="68.83">
            <text:p>68,83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1" table:visibility="filter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8" office:value-type="float" office:value="67.10162">
            <text:p>67,10</text:p>
          </table:table-cell>
          <table:table-cell table:style-name="ce8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float" office:value="81.49">
            <text:p>81,49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1" table:visibility="filter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8" office:value-type="float" office:value="67.09689">
            <text:p>67,10</text:p>
          </table:table-cell>
          <table:table-cell table:style-name="ce8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float" office:value="85.13">
            <text:p>85,13</text:p>
          </table:table-cell>
          <table:table-cell office:value-type="string">
            <text:p>author's data</text:p>
          </table:table-cell>
          <table:table-cell office:value-type="string">
            <text:p>Luvenga</text:p>
          </table:table-cell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Ura</text:p>
          </table:table-cell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Pechenga</text:p>
          </table:table-cell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float" office:value="197">
            <text:p>197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10" office:value-type="float" office:value="68.9">
            <text:p>68,9</text:p>
          </table:table-cell>
          <table:table-cell table:style-name="ce10" office:value-type="float" office:value="33.06">
            <text:p>33,06</text:p>
          </table:table-cell>
          <table:table-cell table:number-columns-repeated="3" office:value-type="float" office:value="390">
            <text:p>390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3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10" office:value-type="float" office:value="69.11">
            <text:p>69,11</text:p>
          </table:table-cell>
          <table:table-cell table:style-name="ce10" office:value-type="float" office:value="33.38">
            <text:p>33,38</text:p>
          </table:table-cell>
          <table:table-cell table:number-columns-repeated="3" office:value-type="float" office:value="660">
            <text:p>660</text:p>
          </table:table-cell>
          <table:table-cell office:value-type="string">
            <text:p>NA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float" office:value="104">
            <text:p>104</text:p>
          </table:table-cell>
          <table:table-cell office:value-type="string">
            <text:p>author's data</text:p>
          </table:table-cell>
          <table:table-cell office:value-type="string">
            <text:p>Kola_bay</text:p>
          </table:table-cell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float" office:value="54.5">
            <text:p>54,5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float" office:value="57.7">
            <text:p>57,7</text:p>
          </table:table-cell>
          <table:table-cell office:value-type="string">
            <text:p>author's data</text:p>
          </table:table-cell>
          <table:table-cell office:value-type="string">
            <text:p>a_Yarnyshnaya</text:p>
          </table:table-cell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float" office:value="24.6">
            <text:p>24,6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9.5">
            <text:p>19,5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float" office:value="27">
            <text:p>27</text:p>
          </table:table-cell>
          <table:table-cell office:value-type="string">
            <text:p>author's data</text:p>
          </table:table-cell>
          <table:table-cell office:value-type="string">
            <text:p>West_Murman</text:p>
          </table:table-cell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float" office:value="75">
            <text:p>75</text:p>
          </table:table-cell>
          <table:table-cell office:value-type="string">
            <text:p>author's data</text:p>
          </table:table-cell>
          <table:table-cell office:value-type="string">
            <text:p>Ivanovka</text:p>
          </table:table-cell>
        </table:table-row>
        <table:table-row table:style-name="ro1" table:visibility="filter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8" office:value-type="float" office:value="66.33808">
            <text:p>66,34</text:p>
          </table:table-cell>
          <table:table-cell table:style-name="ce8" office:value-type="float" office:value="33.62008">
            <text:p>33,62</text:p>
          </table:table-cell>
          <table:table-cell office:value-type="float" office:value="42">
            <text:p>42</text:p>
          </table:table-cell>
          <table:table-cell office:value-type="float" office:value="2089">
            <text:p>2089</text:p>
          </table:table-cell>
          <table:table-cell office:value-type="float" office:value="669">
            <text:p>669</text:p>
          </table:table-cell>
          <table:table-cell office:value-type="float" office:value="20.25">
            <text:p>20,25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1" table:visibility="filter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11" office:value-type="float" office:value="66.35027">
            <text:p>66,35</text:p>
          </table:table-cell>
          <table:table-cell table:style-name="ce11" office:value-type="float" office:value="33.59627">
            <text:p>33,60</text:p>
          </table:table-cell>
          <table:table-cell table:style-name="ce7" office:value-type="float" office:value="53">
            <text:p>53</text:p>
          </table:table-cell>
          <table:table-cell office:value-type="float" office:value="3300">
            <text:p>3300</text:p>
          </table:table-cell>
          <table:table-cell office:value-type="float" office:value="618">
            <text:p>618</text:p>
          </table:table-cell>
          <table:table-cell office:value-type="float" office:value="41.96">
            <text:p>41,96</text:p>
          </table:table-cell>
          <table:table-cell office:value-type="string">
            <text:p>Varfolomeeva_Naumov_2013</text:p>
          </table:table-cell>
          <table:table-cell office:value-type="string">
            <text:p>Chupa</text:p>
          </table:table-cell>
        </table:table-row>
        <table:table-row table:style-name="ro2" table:visibility="filter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style-name="ce12" office:value-type="float" office:value="66.52">
            <text:p>66,52</text:p>
          </table:table-cell>
          <table:table-cell table:style-name="ce12" office:value-type="float" office:value="33.2">
            <text:p>33,20</text:p>
          </table:table-cell>
          <table:table-cell table:style-name="ce7" office:value-type="float" office:value="120">
            <text:p>120</text:p>
          </table:table-cell>
          <table:table-cell office:value-type="float" office:value="1240">
            <text:p>124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 table:visibility="filter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style-name="ce13" office:value-type="float" office:value="66.56">
            <text:p>66,56</text:p>
          </table:table-cell>
          <table:table-cell table:style-name="ce12" office:value-type="float" office:value="33.2">
            <text:p>33,20</text:p>
          </table:table-cell>
          <table:table-cell table:style-name="ce7" office:value-type="float" office:value="20">
            <text:p>20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 table:visibility="filter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style-name="ce13" office:value-type="float" office:value="66.59">
            <text:p>66,59</text:p>
          </table:table-cell>
          <table:table-cell table:style-name="ce12" office:value-type="float" office:value="32.96">
            <text:p>32,96</text:p>
          </table:table-cell>
          <table:table-cell table:style-name="ce7" office:value-type="float" office:value="43">
            <text:p>43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 table:visibility="filter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style-name="ce13" office:value-type="float" office:value="66.55">
            <text:p>66,55</text:p>
          </table:table-cell>
          <table:table-cell table:style-name="ce12" office:value-type="float" office:value="33.1">
            <text:p>33,10</text:p>
          </table:table-cell>
          <table:table-cell table:style-name="ce7" office:value-type="float" office:value="80">
            <text:p>80</text:p>
          </table:table-cell>
          <table:table-cell office:value-type="float" office:value="2760">
            <text:p>276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4" table:visibility="filter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style-name="ce4" office:value-type="float" office:value="66.55">
            <text:p>66,55</text:p>
          </table:table-cell>
          <table:table-cell table:style-name="ce12" office:value-type="float" office:value="33.05">
            <text:p>33,05</text:p>
          </table:table-cell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A</text:p>
          </table:table-cell>
          <table:table-cell office:value-type="string">
            <text:p>Semenova_1974</text:p>
          </table:table-cell>
          <table:table-cell office:value-type="string">
            <text:p>WSBS_MSU</text:p>
          </table:table-cell>
        </table:table-row>
        <table:table-row table:style-name="ro1" table:visibility="filter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office:value-type="float" office:value="60.166667">
            <text:p>60,17</text:p>
          </table:table-cell>
          <table:table-cell office:value-type="float" office:value="20.533333">
            <text:p>20,53</text:p>
          </table:table-cell>
          <table:table-cell office:value-type="float" office:value="600">
            <text:p>600</text:p>
          </table:table-cell>
          <table:table-cell office:value-type="float" office:value="1200">
            <text:p>1200</text:p>
          </table:table-cell>
          <table:table-cell office:value-type="float" office:value="850">
            <text:p>850</text:p>
          </table:table-cell>
          <table:table-cell office:value-type="string">
            <text:p>NA</text:p>
          </table:table-cell>
          <table:table-cell table:style-name="ce1" office:value-type="string">
            <text:p>Bostrom_Bonsdorf_2000</text:p>
          </table:table-cell>
          <table:table-cell office:value-type="string">
            <text:p>Aland Islands</text:p>
          </table:table-cell>
        </table:table-row>
        <table:table-row table:style-name="ro4" table:visibility="filter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table:number-columns-repeated="2" office:value-type="string">
            <text:p>NA</text:p>
          </table:table-cell>
          <table:table-cell office:value-type="float" office:value="855">
            <text:p>855</text:p>
          </table:table-cell>
          <table:table-cell office:value-type="string">
            <text:p>NA</text:p>
          </table:table-cell>
          <table:table-cell table:style-name="ce7" office:value-type="string">
            <text:p>Segerstrale_1969</text:p>
          </table:table-cell>
          <table:table-cell office:value-type="string">
            <text:p>Tvarminne</text:p>
          </table:table-cell>
        </table:table-row>
        <table:table-row table:style-name="ro1" table:visibility="filter">
          <table:table-cell office:value-type="string">
            <text:p>Gironde</text:p>
          </table:table-cell>
          <table:table-cell office:value-type="string">
            <text:p>Biskayskiy bay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table:number-columns-repeated="2" office:value-type="string">
            <text:p>NA</text:p>
          </table:table-cell>
          <table:table-cell office:value-type="float" office:value="500">
            <text:p>500</text:p>
          </table:table-cell>
          <table:table-cell office:value-type="string">
            <text:p>NA</text:p>
          </table:table-cell>
          <table:table-cell table:style-name="ce1" office:value-type="string">
            <text:p>Bachelet_1986</text:p>
          </table:table-cell>
          <table:table-cell office:value-type="string">
            <text:p>Gironde</text:p>
          </table:table-cell>
        </table:table-row>
        <table:table-row table:style-name="ro1" table:visibility="filter">
          <table:table-cell table:style-name="ce2" office:value-type="string">
            <text:p>Ythan river estuary</text:p>
          </table:table-cell>
          <table:table-cell office:value-type="string">
            <text:p>North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87">
            <text:p>687</text:p>
          </table:table-cell>
          <table:table-cell office:value-type="string">
            <text:p>NA</text:p>
          </table:table-cell>
          <table:table-cell table:style-name="ce1" office:value-type="string">
            <text:p>Chambes_Milne_1975</text:p>
          </table:table-cell>
          <table:table-cell office:value-type="string">
            <text:p>Ythan river estuary</text:p>
          </table:table-cell>
        </table:table-row>
        <table:table-row table:style-name="ro1" table:visibility="filter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table:style-name="ce4"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table:number-columns-repeated="2" office:value-type="string">
            <text:p>NA</text:p>
          </table:table-cell>
          <table:table-cell office:value-type="float" office:value="1360">
            <text:p>1360</text:p>
          </table:table-cell>
          <table:table-cell office:value-type="float" office:value="230">
            <text:p>230</text:p>
          </table:table-cell>
          <table:table-cell table:style-name="ce1" office:value-type="string">
            <text:p>Bonsdorf_et_al_1995</text:p>
          </table:table-cell>
          <table:table-cell office:value-type="string">
            <text:p>Aland Islands</text:p>
          </table:table-cell>
        </table:table-row>
        <table:table-row table:style-name="ro1" table:visibility="filter">
          <table:table-cell table:style-name="ce3" office:value-type="string">
            <text:p>Skallingen</text:p>
          </table:table-cell>
          <table:table-cell table:style-name="ce7" office:value-type="string">
            <text:p>Wadden</text:p>
          </table:table-cell>
          <table:table-cell table:style-name="ce13" office:value-type="float" office:value="55.52">
            <text:p>55,52</text:p>
          </table:table-cell>
          <table:table-cell table:style-name="ce12" office:value-type="float" office:value="8.29">
            <text:p>8,29</text:p>
          </table:table-cell>
          <table:table-cell table:number-columns-repeated="2" office:value-type="string">
            <text:p>NA</text:p>
          </table:table-cell>
          <table:table-cell table:style-name="ce7" office:value-type="float" office:value="241">
            <text:p>241</text:p>
          </table:table-cell>
          <table:table-cell table:style-name="ce7" office:value-type="string">
            <text:p>NA</text:p>
          </table:table-cell>
          <table:table-cell table:style-name="ce3" office:value-type="string">
            <text:p>Jensen_Jensen_1985</text:p>
          </table:table-cell>
          <table:table-cell office:value-type="string">
            <text:p>Skallingen</text:p>
          </table:table-cell>
        </table:table-row>
        <table:table-row table:style-name="ro1">
          <table:table-cell table:style-name="ce1" office:value-type="string">
            <text:p>Tromso</text:p>
          </table:table-cell>
          <table:table-cell table:style-name="ce1" office:value-type="string">
            <text:p>Norway</text:p>
          </table:table-cell>
          <table:table-cell table:style-name="ce4"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office:value-type="string">
            <text:p>NA</text:p>
          </table:table-cell>
          <table:table-cell table:style-name="ce1" office:value-type="string">
            <text:p>Oug_2001</text:p>
          </table:table-cell>
          <table:table-cell office:value-type="string">
            <text:p>Tromso</text:p>
          </table:table-cell>
        </table:table-row>
        <table:table-row table:style-name="ro1">
          <table:table-cell table:style-name="ce2" office:value-type="string">
            <text:p>Skjellvika, Oydegard </text:p>
          </table:table-cell>
          <table:table-cell table:style-name="ce1" office:value-type="string">
            <text:p>Norway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table:number-columns-repeated="2" office:value-type="string">
            <text:p>NA</text:p>
          </table:table-cell>
          <table:table-cell office:value-type="float" office:value="121">
            <text:p>121</text:p>
          </table:table-cell>
          <table:table-cell office:value-type="string">
            <text:p>NA</text:p>
          </table:table-cell>
          <table:table-cell table:style-name="ce1" office:value-type="string">
            <text:p>Sneli_1969</text:p>
          </table:table-cell>
          <table:table-cell office:value-type="string">
            <text:p>Skjellvika, Oydegard </text:p>
          </table:table-cell>
        </table:table-row>
        <table:table-row table:style-name="ro4" table:visibility="filter">
          <table:table-cell office:value-type="string">
            <text:p>South-West Baltic Sea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50">
            <text:p>650</text:p>
          </table:table-cell>
          <table:table-cell office:value-type="float" office:value="80">
            <text:p>80</text:p>
          </table:table-cell>
          <table:table-cell office:value-type="string">
            <text:p>Gusev_2010</text:p>
          </table:table-cell>
          <table:table-cell office:value-type="string">
            <text:p>South-West Baltic Sea</text:p>
          </table:table-cell>
        </table:table-row>
        <table:table-row table:style-name="ro1" table:visibility="filter">
          <table:table-cell table:number-columns-repeated="2" office:value-type="string">
            <text:p>Pechora bay</text:p>
          </table:table-cell>
          <table:table-cell table:style-name="ce2" office:value-type="float" office:value="68.59">
            <text:p>68,59</text:p>
          </table:table-cell>
          <table:table-cell table:style-name="Default" office:value-type="float" office:value="55.22">
            <text:p>55,22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267.84">
            <text:p>267,84</text:p>
          </table:table-cell>
          <table:table-cell table:style-name="ce1" office:value-type="string">
            <text:p>Denisenko_et_al_2003</text:p>
          </table:table-cell>
          <table:table-cell office:value-type="string">
            <text:p>Pechora bay</text:p>
          </table:table-cell>
        </table:table-row>
        <table:table-row table:style-name="ro1" table:visibility="filter">
          <table:table-cell table:style-name="ce1" office:value-type="string">
            <text:p>Dolgaya bay, Solovki</text:p>
          </table:table-cell>
          <table:table-cell office:value-type="string">
            <text:p>White</text:p>
          </table:table-cell>
          <table:table-cell table:style-name="ce4" office:value-type="float" office:value="65.06">
            <text:p>65,06</text:p>
          </table:table-cell>
          <table:table-cell office:value-type="float" office:value="35.75">
            <text:p>35,75</text:p>
          </table:table-cell>
          <table:table-cell table:number-columns-repeated="2" office:value-type="string">
            <text:p>NA</text:p>
          </table:table-cell>
          <table:table-cell table:style-name="ce15" table:formula="of:=8.56/55*10000" office:value-type="float" office:value="1556.36363636364">
            <text:p>1556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Dolgaya bay, Solovki</text:p>
          </table:table-cell>
        </table:table-row>
        <table:table-row table:style-name="ro1" table:visibility="filter">
          <table:table-cell table:style-name="ce1" office:value-type="string">
            <text:p>Kruglaya bay, Kartesh</text:p>
          </table:table-cell>
          <table:table-cell office:value-type="string">
            <text:p>White</text:p>
          </table:table-cell>
          <table:table-cell table:style-name="ce4" office:value-type="float" office:value="66.34">
            <text:p>66,34</text:p>
          </table:table-cell>
          <table:table-cell office:value-type="float" office:value="33.64">
            <text:p>33,64</text:p>
          </table:table-cell>
          <table:table-cell table:number-columns-repeated="2" office:value-type="string">
            <text:p>NA</text:p>
          </table:table-cell>
          <table:table-cell table:style-name="ce15" table:formula="of:=3/55*10000" office:value-type="float" office:value="545.454545454545">
            <text:p>545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Chupa</text:p>
          </table:table-cell>
        </table:table-row>
        <table:table-row table:style-name="ro1" table:visibility="filter">
          <table:table-cell table:style-name="ce1" office:value-type="string">
            <text:p>Fukusovaya bay, Ryashkov</text:p>
          </table:table-cell>
          <table:table-cell office:value-type="string">
            <text:p>White</text:p>
          </table:table-cell>
          <table:table-cell table:style-name="ce4" office:value-type="float" office:value="67.01">
            <text:p>67,01</text:p>
          </table:table-cell>
          <table:table-cell office:value-type="float" office:value="32.58">
            <text:p>32,58</text:p>
          </table:table-cell>
          <table:table-cell table:number-columns-repeated="2" office:value-type="string">
            <text:p>NA</text:p>
          </table:table-cell>
          <table:table-cell table:style-name="ce15" table:formula="of:=1.57/55*10000" office:value-type="float" office:value="285.454545454545">
            <text:p>285</text:p>
          </table:table-cell>
          <table:table-cell table:style-name="ce15" office:value-type="string">
            <text:p>NA</text:p>
          </table:table-cell>
          <table:table-cell table:style-name="ce1" office:value-type="string">
            <text:p>Khaitov_et_al_2007</text:p>
          </table:table-cell>
          <table:table-cell office:value-type="string">
            <text:p>North_arch</text:p>
          </table:table-cell>
        </table:table-row>
        <table:table-row table:style-name="ro1" table:visibility="filter">
          <table:table-cell table:style-name="ce1" office:value-type="string">
            <text:p>between Den Helder and Delfzijl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2" office:value-type="string">
            <text:p>NA</text:p>
          </table:table-cell>
          <table:table-cell office:value-type="float" office:value="113">
            <text:p>113</text:p>
          </table:table-cell>
          <table:table-cell office:value-type="string">
            <text:p>NA</text:p>
          </table:table-cell>
          <table:table-cell table:style-name="ce1" office:value-type="string">
            <text:p>Beukema_1976</text:p>
          </table:table-cell>
          <table:table-cell office:value-type="string">
            <text:p>between Den Helder and Delfzijl</text:p>
          </table:table-cell>
        </table:table-row>
        <table:table-row table:style-name="ro4" table:visibility="filter">
          <table:table-cell table:style-name="ce2" office:value-type="string">
            <text:p>Ko:nigshafen of Sylt </text:p>
          </table:table-cell>
          <table:table-cell office:value-type="string">
            <text:p>Wadden</text:p>
          </table:table-cell>
          <table:table-cell office:value-type="float" office:value="55.04">
            <text:p>55,04</text:p>
          </table:table-cell>
          <table:table-cell office:value-type="float" office:value="8.4">
            <text:p>8,40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81">
            <text:p>81</text:p>
          </table:table-cell>
          <table:table-cell office:value-type="string">
            <text:p>NA</text:p>
          </table:table-cell>
          <table:table-cell office:value-type="string">
            <text:p>Reise_et_al_1994</text:p>
          </table:table-cell>
          <table:table-cell office:value-type="string">
            <text:p>Konigshafen of Sylt </text:p>
          </table:table-cell>
        </table:table-row>
        <table:table-row table:style-name="ro1" table:visibility="filter">
          <table:table-cell table:style-name="ce1" office:value-type="string">
            <text:p>Ho Bay</text:p>
          </table:table-cell>
          <table:table-cell office:value-type="string">
            <text:p>North</text:p>
          </table:table-cell>
          <table:table-cell office:value-type="float" office:value="55.49">
            <text:p>55,49</text:p>
          </table:table-cell>
          <table:table-cell office:value-type="float" office:value="8.4">
            <text:p>8,40</text:p>
          </table:table-cell>
          <table:table-cell table:number-columns-repeated="2" office:value-type="string">
            <text:p>NA</text:p>
          </table:table-cell>
          <table:table-cell office:value-type="float" office:value="254">
            <text:p>254</text:p>
          </table:table-cell>
          <table:table-cell office:value-type="string">
            <text:p>NA</text:p>
          </table:table-cell>
          <table:table-cell table:style-name="ce1" office:value-type="string">
            <text:p>Madsen_Jensen_1987</text:p>
          </table:table-cell>
          <table:table-cell office:value-type="string">
            <text:p>Ho Bay</text:p>
          </table:table-cell>
        </table:table-row>
        <table:table-row table:style-name="ro1" table:visibility="filter">
          <table:table-cell table:style-name="ce1" office:value-type="string">
            <text:p>Balgzand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4" office:value-type="string">
            <text:p>NA</text:p>
          </table:table-cell>
          <table:table-cell table:style-name="ce1" office:value-type="string">
            <text:p>Beukema_1979</text:p>
          </table:table-cell>
          <table:table-cell office:value-type="string">
            <text:p>Balgzand</text:p>
          </table:table-cell>
        </table:table-row>
        <table:table-row table:style-name="ro1" table:visibility="filter">
          <table:table-cell table:style-name="ce4" office:value-type="string">
            <text:p>Friesland </text:p>
          </table:table-cell>
          <table:table-cell office:value-type="string">
            <text:p>Wadden</text:p>
          </table:table-cell>
          <table:table-cell office:value-type="float" office:value="53.42">
            <text:p>53,42</text:p>
          </table:table-cell>
          <table:table-cell office:value-type="float" office:value="6.07">
            <text:p>6,07</text:p>
          </table:table-cell>
          <table:table-cell office:value-type="string">
            <text:p>NA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string">
            <text:p>NA</text:p>
          </table:table-cell>
          <table:table-cell table:style-name="ce1" office:value-type="string">
            <text:p>Zwarts_Wanink_1993</text:p>
          </table:table-cell>
          <table:table-cell office:value-type="string">
            <text:p>Friesland </text:p>
          </table:table-cell>
        </table:table-row>
        <table:table-row table:style-name="ro1">
          <table:table-cell table:style-name="ce2" office:value-type="string">
            <text:p>Lakselvvatn</text:p>
          </table:table-cell>
          <table:table-cell office:value-type="string">
            <text:p>Norwegian</text:p>
          </table:table-cell>
          <table:table-cell office:value-type="float" office:value="65.91">
            <text:p>65,91</text:p>
          </table:table-cell>
          <table:table-cell table:style-name="Default" office:value-type="float" office:value="13.1">
            <text:p>13,1</text:p>
          </table:table-cell>
          <table:table-cell office:value-type="string">
            <text:p>NA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77">
            <text:p>77</text:p>
          </table:table-cell>
          <table:table-cell office:value-type="string">
            <text:p>NA</text:p>
          </table:table-cell>
          <table:table-cell table:style-name="ce1" office:value-type="string">
            <text:p>Jensen_et_al_1985</text:p>
          </table:table-cell>
          <table:table-cell table:style-name="ce2" office:value-type="string">
            <text:p>Lakselvvatn</text:p>
          </table:table-cell>
        </table:table-row>
        <table:table-row table:style-name="ro1" table:visibility="filter">
          <table:table-cell office:value-type="string">
            <text:p>Wash</text:p>
          </table:table-cell>
          <table:table-cell office:value-type="string">
            <text:p>North</text:p>
          </table:table-cell>
          <table:table-cell office:value-type="float" office:value="52.85">
            <text:p>52,85</text:p>
          </table:table-cell>
          <table:table-cell office:value-type="float" office:value="0.416667">
            <text:p>0,42</text:p>
          </table:table-cell>
          <table:table-cell table:formula="of:=1000/21*1" office:value-type="float" office:value="47.6190476190476">
            <text:p>47,619047619</text:p>
          </table:table-cell>
          <table:table-cell table:formula="of:=1000/21*35" office:value-type="float" office:value="1666.66666666667">
            <text:p>1666,6666666667</text:p>
          </table:table-cell>
          <table:table-cell table:formula="of:=1000/21*(3+11+27+35+27+27+19+22+19+17+9+7+4+2.5+2+1.5)/16" office:value-type="float" office:value="693.452380952381">
            <text:p>693,4523809524</text:p>
          </table:table-cell>
          <table:table-cell office:value-type="string">
            <text:p>NA</text:p>
          </table:table-cell>
          <table:table-cell table:style-name="ce1" office:value-type="string">
            <text:p>Reading_1979</text:p>
          </table:table-cell>
          <table:table-cell office:value-type="string">
            <text:p>Wash</text:p>
          </table:table-cell>
        </table:table-row>
        <table:table-row table:style-name="ro1" table:visibility="filter">
          <table:table-cell office:value-type="string">
            <text:p>Tvarminne</text:p>
          </table:table-cell>
          <table:table-cell office:value-type="string">
            <text:p>Baltic</text:p>
          </table:table-cell>
          <table:table-cell office:value-type="float" office:value="59.826769">
            <text:p>59,83</text:p>
          </table:table-cell>
          <table:table-cell office:value-type="float" office:value="23.173245">
            <text:p>23,17</text:p>
          </table:table-cell>
          <table:table-cell office:value-type="float" office:value="62">
            <text:p>62</text:p>
          </table:table-cell>
          <table:table-cell office:value-type="float" office:value="1084">
            <text:p>1084</text:p>
          </table:table-cell>
          <table:table-cell office:value-type="float" office:value="321">
            <text:p>321</text:p>
          </table:table-cell>
          <table:table-cell office:value-type="float" office:value="42.2">
            <text:p>42,2</text:p>
          </table:table-cell>
          <table:table-cell table:style-name="ce16" office:value-type="string">
            <text:p>Aschan_1988</text:p>
          </table:table-cell>
          <table:table-cell office:value-type="string">
            <text:p>Tvarminne</text:p>
          </table:table-cell>
        </table:table-row>
        <table:table-row table:style-name="ro1" table:visibility="filter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353">
            <text:p>353</text:p>
          </table:table-cell>
          <table:table-cell office:value-type="float" office:value="1078">
            <text:p>1078</text:p>
          </table:table-cell>
          <table:table-cell office:value-type="float" office:value="715">
            <text:p>715</text:p>
          </table:table-cell>
          <table:table-cell office:value-type="string">
            <text:p>NA</text:p>
          </table:table-cell>
          <table:table-cell table:style-name="ce16" office:value-type="string">
            <text:p>Segerstrale_1933b by Laine_et_al_2013</text:p>
          </table:table-cell>
          <table:table-cell office:value-type="string">
            <text:p>Tvarminne</text:p>
          </table:table-cell>
        </table:table-row>
        <table:table-row table:style-name="ro1" table:visibility="filter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4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office:value-type="float" office:value="190">
            <text:p>190</text:p>
          </table:table-cell>
          <table:table-cell office:value-type="float" office:value="990">
            <text:p>990</text:p>
          </table:table-cell>
          <table:table-cell office:value-type="float" office:value="590">
            <text:p>590</text:p>
          </table:table-cell>
          <table:table-cell office:value-type="string">
            <text:p>NA</text:p>
          </table:table-cell>
          <table:table-cell table:style-name="ce16" office:value-type="string">
            <text:p>Laine_et_al_2013</text:p>
          </table:table-cell>
          <table:table-cell office:value-type="string">
            <text:p>Tvarminne</text:p>
          </table:table-cell>
        </table:table-row>
        <table:table-row table:style-name="ro1" table:visibility="filter">
          <table:table-cell office:value-type="string">
            <text:p>Finskiy Gulf: Koporskaya, Luzhskaya bays</text:p>
          </table:table-cell>
          <table:table-cell office:value-type="string">
            <text:p>Baltic</text:p>
          </table:table-cell>
          <table:table-cell office:value-type="float" office:value="59.71">
            <text:p>59,71</text:p>
          </table:table-cell>
          <table:table-cell office:value-type="float" office:value="28.31">
            <text:p>28,31</text:p>
          </table:table-cell>
          <table:table-cell table:number-columns-repeated="3" office:value-type="string">
            <text:p>NA</text:p>
          </table:table-cell>
          <table:table-cell office:value-type="float" office:value="43.2">
            <text:p>43,2</text:p>
          </table:table-cell>
          <table:table-cell table:style-name="ce16" office:value-type="string">
            <text:p>Maximov_et_al_2009</text:p>
          </table:table-cell>
          <table:table-cell office:value-type="string">
            <text:p>Finskiy_gulf</text:p>
          </table:table-cell>
        </table:table-row>
        <table:table-row table:style-name="ro1" table:visibility="filter">
          <table:table-cell office:value-type="string">
            <text:p>Kaliningrad bay</text:p>
          </table:table-cell>
          <table:table-cell office:value-type="string">
            <text:p>Baltic</text:p>
          </table:table-cell>
          <table:table-cell table:style-name="ce4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table:number-columns-repeated="2" office:value-type="string">
            <text:p>NA</text:p>
          </table:table-cell>
          <table:table-cell office:value-type="float" office:value="460">
            <text:p>460</text:p>
          </table:table-cell>
          <table:table-cell office:value-type="float" office:value="40.85">
            <text:p>40,85</text:p>
          </table:table-cell>
          <table:table-cell table:style-name="ce16" office:value-type="string">
            <text:p>Gusev_et_al_2013</text:p>
          </table:table-cell>
          <table:table-cell office:value-type="string">
            <text:p>South-West Baltic Sea</text:p>
          </table:table-cell>
        </table:table-row>
        <table:table-row table:style-name="ro5" table:visibility="filter">
          <table:table-cell table:style-name="ce5" office:value-type="string">
            <text:p>Black Middens</text:p>
          </table:table-cell>
          <table:table-cell office:value-type="string">
            <text:p>North</text:p>
          </table:table-cell>
          <table:table-cell table:style-name="ce2" office:value-type="float" office:value="56.005372">
            <text:p>56,005372</text:p>
          </table:table-cell>
          <table:table-cell table:style-name="ce14" office:value-type="float" office:value="-2.592469">
            <text:p>-2,59246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21.4">
            <text:p>21,4</text:p>
          </table:table-cell>
          <table:table-cell office:value-type="string">
            <text:p>NA</text:p>
          </table:table-cell>
          <table:table-cell office:value-type="string">
            <text:p>Brady_1943</text:p>
          </table:table-cell>
          <table:table-cell office:value-type="string">
            <text:p>Northumberland coast UK</text:p>
          </table:table-cell>
        </table:table-row>
        <table:table-row table:style-name="ro5" table:visibility="filter">
          <table:table-cell table:style-name="ce5" office:value-type="string">
            <text:p>Budle Bay</text:p>
          </table:table-cell>
          <table:table-cell office:value-type="string">
            <text:p>North</text:p>
          </table:table-cell>
          <table:table-cell table:style-name="ce2" office:value-type="float" office:value="55.615113">
            <text:p>55,615113</text:p>
          </table:table-cell>
          <table:table-cell table:style-name="ce14" office:value-type="float" office:value="-1.762876">
            <text:p>-1,762876</text:p>
          </table:table-cell>
          <table:table-cell office:value-type="float" office:value="2">
            <text:p>2</text:p>
          </table:table-cell>
          <table:table-cell office:value-type="float" office:value="554">
            <text:p>554</text:p>
          </table:table-cell>
          <table:table-cell office:value-type="float" office:value="122">
            <text:p>122</text:p>
          </table:table-cell>
          <table:table-cell office:value-type="string">
            <text:p>NA</text:p>
          </table:table-cell>
          <table:table-cell office:value-type="string">
            <text:p>Brady_1943</text:p>
          </table:table-cell>
          <table:table-cell office:value-type="string">
            <text:p>Northumberland coast UK</text:p>
          </table:table-cell>
        </table:table-row>
        <table:table-row table:style-name="ro1">
          <table:table-cell table:style-name="ce6" office:value-type="string">
            <text:p>Borgenfjord, Korsen</text:p>
          </table:table-cell>
          <table:table-cell office:value-type="string">
            <text:p>Norwegian</text:p>
          </table:table-cell>
          <table:table-cell table:style-name="ce4" office:value-type="float" office:value="63.946135">
            <text:p>63,946135</text:p>
          </table:table-cell>
          <table:table-cell office:value-type="float" office:value="11.38">
            <text:p>11,38</text:p>
          </table:table-cell>
          <table:table-cell office:value-type="float" office:value="62">
            <text:p>62</text:p>
          </table:table-cell>
          <table:table-cell office:value-type="float" office:value="370">
            <text:p>370</text:p>
          </table:table-cell>
          <table:table-cell office:value-type="float" office:value="207">
            <text:p>207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1">
          <table:table-cell table:style-name="ce6" office:value-type="string">
            <text:p>Borgenfjord, Lorvikleiret</text:p>
          </table:table-cell>
          <table:table-cell office:value-type="string">
            <text:p>Norwegian</text:p>
          </table:table-cell>
          <table:table-cell table:style-name="ce4" office:value-type="float" office:value="63.884506">
            <text:p>63,884506</text:p>
          </table:table-cell>
          <table:table-cell office:value-type="float" office:value="11.371326">
            <text:p>11,37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64">
            <text:p>64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1">
          <table:table-cell table:style-name="ce6" office:value-type="string">
            <text:p>Borgenfjord, Sund</text:p>
          </table:table-cell>
          <table:table-cell office:value-type="string">
            <text:p>Norwegian</text:p>
          </table:table-cell>
          <table:table-cell table:style-name="ce4" office:value-type="float" office:value="63.856081">
            <text:p>63,856081</text:p>
          </table:table-cell>
          <table:table-cell office:value-type="float" office:value="11.308155">
            <text:p>11,31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109">
            <text:p>109</text:p>
          </table:table-cell>
          <table:table-cell office:value-type="string">
            <text:p>NA</text:p>
          </table:table-cell>
          <table:table-cell table:style-name="ce6" office:value-type="string">
            <text:p>Stremgren_et_al_1973</text:p>
          </table:table-cell>
          <table:table-cell office:value-type="string">
            <text:p>Borgenfjord</text:p>
          </table:table-cell>
        </table:table-row>
        <table:table-row table:style-name="ro4" table:visibility="filter">
          <table:table-cell office:value-type="string">
            <text:p>Aberlady bay</text:p>
          </table:table-cell>
          <table:table-cell office:value-type="string">
            <text:p>North</text:p>
          </table:table-cell>
          <table:table-cell table:style-name="ce4" office:value-type="float" office:value="56.014708">
            <text:p>56,014708</text:p>
          </table:table-cell>
          <table:table-cell office:value-type="float" office:value="-2.860261">
            <text:p>-2,86</text:p>
          </table:table-cell>
          <table:table-cell table:number-columns-repeated="2" office:value-type="string">
            <text:p>NA</text:p>
          </table:table-cell>
          <table:table-cell office:value-type="float" office:value="200">
            <text:p>200</text:p>
          </table:table-cell>
          <table:table-cell office:value-type="string">
            <text:p>NA</text:p>
          </table:table-cell>
          <table:table-cell office:value-type="string">
            <text:p>Stephen_1931</text:p>
          </table:table-cell>
          <table:table-cell office:value-type="string">
            <text:p>Fifth of Forth</text:p>
          </table:table-cell>
        </table:table-row>
        <table:table-row table:style-name="ro1" table:visibility="filter">
          <table:table-cell table:style-name="ce6" office:value-type="string">
            <text:p>river Clwyd</text:p>
          </table:table-cell>
          <table:table-cell office:value-type="string">
            <text:p>Irish</text:p>
          </table:table-cell>
          <table:table-cell table:style-name="ce4" office:value-type="float" office:value="53.311959">
            <text:p>53,311959</text:p>
          </table:table-cell>
          <table:table-cell office:value-type="float" office:value="-3.509188">
            <text:p>-3,51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74">
            <text:p>74</text:p>
          </table:table-cell>
          <table:table-cell office:value-type="string">
            <text:p>NA</text:p>
          </table:table-cell>
          <table:table-cell table:style-name="ce6" office:value-type="string">
            <text:p>Parsons_Thomas_1979</text:p>
          </table:table-cell>
          <table:table-cell office:value-type="string">
            <text:p>Irish Sea</text:p>
          </table:table-cell>
        </table:table-row>
        <table:table-row table:style-name="ro1" table:visibility="filter">
          <table:table-cell table:style-name="ce6" office:value-type="string">
            <text:p>Lynher estuary</text:p>
          </table:table-cell>
          <table:table-cell office:value-type="string">
            <text:p>La Manche</text:p>
          </table:table-cell>
          <table:table-cell table:style-name="ce4" office:value-type="float" office:value="50.38">
            <text:p>50,38</text:p>
          </table:table-cell>
          <table:table-cell office:value-type="float" office:value="-4.3">
            <text:p>-4,30</text:p>
          </table:table-cell>
          <table:table-cell table:number-columns-repeated="2" office:value-type="string">
            <text:p>NA</text:p>
          </table:table-cell>
          <table:table-cell office:value-type="float" office:value="48.7">
            <text:p>48,7</text:p>
          </table:table-cell>
          <table:table-cell office:value-type="float" office:value="0.337">
            <text:p>0,337</text:p>
          </table:table-cell>
          <table:table-cell office:value-type="string">
            <text:p>Warwick_Price_1975</text:p>
          </table:table-cell>
          <table:table-cell office:value-type="string">
            <text:p>La Manche</text:p>
          </table:table-cell>
        </table:table-row>
        <table:table-row table:style-name="ro1" table:visibility="filter">
          <table:table-cell table:style-name="ce6" office:value-type="string">
            <text:p>St John s Lake</text:p>
          </table:table-cell>
          <table:table-cell office:value-type="string">
            <text:p>La Manche</text:p>
          </table:table-cell>
          <table:table-cell table:style-name="ce4" office:value-type="float" office:value="50.366927">
            <text:p>50,366927</text:p>
          </table:table-cell>
          <table:table-cell office:value-type="float" office:value="-4.213448">
            <text:p>-4,21</text:p>
          </table:table-cell>
          <table:table-cell office:value-type="string">
            <text:p>NA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NA</text:p>
          </table:table-cell>
          <table:table-cell office:value-type="string">
            <text:p>Warwick_Price_1975</text:p>
          </table:table-cell>
          <table:table-cell office:value-type="string">
            <text:p>La Manche</text:p>
          </table:table-cell>
        </table:table-row>
        <table:table-row table:style-name="ro4" table:visibility="filter">
          <table:table-cell office:value-type="string">
            <text:p>river Exe</text:p>
          </table:table-cell>
          <table:table-cell office:value-type="string">
            <text:p>La Manche</text:p>
          </table:table-cell>
          <table:table-cell table:style-name="ce4" office:value-type="float" office:value="50.625134">
            <text:p>50,625134</text:p>
          </table:table-cell>
          <table:table-cell office:value-type="float" office:value="-3.430721">
            <text:p>-3,43</text:p>
          </table:table-cell>
          <table:table-cell table:number-columns-repeated="2" office:value-type="string">
            <text:p>NA</text:p>
          </table:table-cell>
          <table:table-cell office:value-type="float" office:value="24">
            <text:p>24</text:p>
          </table:table-cell>
          <table:table-cell office:value-type="string">
            <text:p>NA</text:p>
          </table:table-cell>
          <table:table-cell office:value-type="string">
            <text:p>Warwick_Price_1975</text:p>
          </table:table-cell>
          <table:table-cell office:value-type="string">
            <text:p>Exe</text:p>
          </table:table-cell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65" table:display-filter-buttons="true" table:orientation="column">
          <table:filter>
            <table:filter-and>
              <table:filter-condition table:field-number="1" table:value="Norway" table:operator="=">
                <table:filter-set-item table:value="Norway"/>
                <table:filter-set-item table:value="Norwegian"/>
                <table:filter-set-item table:value="Barent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.00.0000</text:date>, <text:time style:data-style-name="N2" text:time-value="0000-00-00T13:06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0T13:14:07</dc:date>
    <dc:creator>Sophia Nazarova</dc:creator>
    <meta:generator>LibreOffice/3.6$Linux_X86_64 LibreOffice_project/360m1$Build-2</meta:generator>
    <meta:editing-duration>P11DT18H37M59S</meta:editing-duration>
    <meta:editing-cycles>49</meta:editing-cycles>
    <meta:document-statistic meta:table-count="1" meta:cell-count="650" meta:object-count="0"/>
  </office:meta>
</office:document-meta>
</file>